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textarea-horizontal-align="center" draw:textarea-vertical-align="middle"/>
    </style:style>
    <style:style style:name="gr42" style:family="graphic" style:parent-style-name="standard">
      <style:graphic-properties draw:stroke="none" draw:fill="none" draw:textarea-horizontal-align="center" draw:textarea-vertical-align="middle"/>
    </style:style>
    <style:style style:name="gr43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6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7" style:family="graphic" style:parent-style-name="measure" style:list-style-name="L1">
      <style:graphic-properties draw:textarea-horizontal-align="center" draw:textarea-vertical-align="middle" draw:line-distance="2.3cm"/>
    </style:style>
    <style:style style:name="gr48" style:family="graphic" style:parent-style-name="measure" style:list-style-name="L1">
      <style:graphic-properties draw:textarea-horizontal-align="center" draw:textarea-vertical-align="middle" draw:line-distance="2.8cm"/>
    </style:style>
    <style:style style:name="gr4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0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draw:id="id118" draw:layer="layout" draw:type="curve" svg:x1="11cm" svg:y1="12.85cm" svg:x2="11cm" svg:y2="12.85cm" draw:start-shape="id104" draw:start-glue-point="1" draw:end-shape="id104" svg:d="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draw:id="id133" draw:layer="layout" draw:type="curve" svg:x1="10.71cm" svg:y1="3.45cm" svg:x2="10.71cm" svg:y2="3.45cm" draw:start-shape="id119" draw:start-glue-point="1" draw:end-shape="id119" svg:d="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draw:id="id150" draw:layer="layout" draw:type="curve" svg:x1="11.673cm" svg:y1="17.75cm" svg:x2="11.673cm" svg:y2="17.75cm" draw:start-shape="id136" draw:start-glue-point="1" draw:end-shape="id136" svg:d="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draw:id="id165" draw:layer="layout" draw:type="curve" svg:x1="10.711cm" svg:y1="3.451cm" svg:x2="10.711cm" svg:y2="3.451cm" draw:start-shape="id151" draw:start-glue-point="1" draw:end-shape="id151" svg:d="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draw:id="id180" draw:layer="layout" draw:type="curve" svg:x1="11.21cm" svg:y1="4.757cm" svg:x2="11.21cm" svg:y2="4.757cm" draw:start-shape="id166" draw:start-glue-point="1" draw:end-shape="id166" svg:d="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draw:id="id195" draw:layer="layout" draw:type="curve" svg:x1="11.673cm" svg:y1="18.75cm" svg:x2="11.673cm" svg:y2="18.75cm" draw:start-shape="id181" draw:start-glue-point="1" draw:end-shape="id181" svg:d="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8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6.5cm" svg:y="14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1" draw:text-style-name="P1" draw:layer="layout" svg:width="6.5cm" svg:height="1cm" svg:x="10.5cm" svg:y="8.5cm">
          <text:p/>
        </draw:rect>
        <draw:rect draw:style-name="gr41" draw:text-style-name="P1" draw:layer="layout" svg:width="6.5cm" svg:height="1cm" svg:x="10.5cm" svg:y="11cm">
          <text:p/>
        </draw:rect>
        <draw:rect draw:style-name="gr41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2" draw:text-style-name="P1" draw:layer="layout" svg:width="6.5cm" svg:height="1cm" svg:x="2cm" svg:y="15cm">
          <text:p text:style-name="P1">数据段的管理结构</text:p>
        </draw:rect>
        <draw:custom-shape draw:style-name="gr8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09" draw:layer="layout" svg:width="1cm" svg:height="1cm" svg:x="6cm" svg:y="16.5cm">
          <text:p text:style-name="P2">pos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1" draw:layer="layout" svg:width="1cm" svg:height="1cm" svg:x="7cm" svg:y="16.5cm">
          <text:p text:style-name="P3">fir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12" draw:layer="layout" svg:width="1cm" svg:height="1cm" svg:x="8cm" svg:y="16.5cm">
          <text:p text:style-name="P3">la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14" draw:layer="layout" svg:width="1cm" svg:height="1cm" svg:x="5cm" svg:y="16.5cm">
          <text:p text:style-name="P3">map</text:p>
          <draw:enhanced-geometry svg:viewBox="0 0 21600 21600" draw:type="rectangle" draw:enhanced-path="M 0 0 L 21600 0 21600 21600 0 21600 0 0 Z N"/>
        </draw:custom-shape>
        <draw:custom-shape draw:style-name="gr8" draw:text-style-name="P2" draw:id="id216" draw:layer="layout" svg:width="1cm" svg:height="1cm" svg:x="15cm" svg:y="26.5cm">
          <text:p text:style-name="P2">pos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8" draw:layer="layout" svg:width="1cm" svg:height="1cm" svg:x="16cm" svg:y="26.5cm">
          <text:p text:style-name="P3">fir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19" draw:layer="layout" svg:width="1cm" svg:height="1cm" svg:x="17cm" svg:y="26.5cm">
          <text:p text:style-name="P3">la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15" draw:layer="layout" svg:width="1cm" svg:height="1cm" svg:x="14cm" svg:y="26.5cm">
          <text:p text:style-name="P3">ma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4" draw:text-style-name="P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4" draw:text-style-name="P3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8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239" draw:layer="layout" svg:width="1cm" svg:height="1cm" svg:x="15cm" svg:y="5.5cm">
          <text:p text:style-name="P3"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27" draw:layer="layout" svg:width="1cm" svg:height="1cm" svg:x="5cm" svg:y="2.5cm">
          <text:p text:style-name="P2">pos</text:p>
          <draw:enhanced-geometry svg:viewBox="0 0 21600 21600" draw:type="rectangle" draw:enhanced-path="M 0 0 L 21600 0 21600 21600 0 21600 0 0 Z N"/>
        </draw:custom-shape>
        <draw:custom-shape draw:style-name="gr8" draw:text-style-name="P3" draw:id="id229" draw:layer="layout" svg:width="1cm" svg:height="1cm" svg:x="6cm" svg:y="2.5cm">
          <text:p text:style-name="P3">fir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30" draw:layer="layout" svg:width="1cm" svg:height="1cm" svg:x="7cm" svg:y="2.5cm">
          <text:p text:style-name="P3">la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32" draw:layer="layout" svg:width="1cm" svg:height="1cm" svg:x="4cm" svg:y="2.5cm">
          <text:p text:style-name="P3">map</text:p>
          <draw:enhanced-geometry svg:viewBox="0 0 21600 21600" draw:type="rectangle" draw:enhanced-path="M 0 0 L 21600 0 21600 21600 0 21600 0 0 Z N"/>
        </draw:custom-shape>
        <draw:custom-shape draw:style-name="gr8" draw:text-style-name="P2" draw:id="id234" draw:layer="layout" svg:width="1cm" svg:height="1cm" svg:x="8.5cm" svg:y="14cm">
          <text:p text:style-name="P2">pos</text:p>
          <draw:enhanced-geometry svg:viewBox="0 0 21600 21600" draw:type="rectangle" draw:enhanced-path="M 0 0 L 21600 0 21600 21600 0 21600 0 0 Z N"/>
        </draw:custom-shape>
        <draw:custom-shape draw:style-name="gr8" draw:text-style-name="P3" draw:id="id236" draw:layer="layout" svg:width="1cm" svg:height="1cm" svg:x="9.5cm" svg:y="14cm">
          <text:p text:style-name="P3">fir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37" draw:layer="layout" svg:width="1cm" svg:height="1cm" svg:x="10.5cm" svg:y="14cm">
          <text:p text:style-name="P3">la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33" draw:layer="layout" svg:width="1cm" svg:height="1cm" svg:x="7.5cm" svg:y="14cm">
          <text:p text:style-name="P3">ma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5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4" draw:text-style-name="P3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5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4" draw:text-style-name="P3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6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7" draw:text-style-name="P10" draw:layer="measurelines" svg:x1="15.5cm" svg:y1="5.5cm" svg:x2="16.5cm" svg:y2="5.5cm">
          <text:p/>
        </draw:measure>
        <draw:custom-shape draw:style-name="gr44" draw:text-style-name="P3" draw:layer="layout" svg:width="1cm" svg:height="1cm" svg:x="13.5cm" svg:y="2.5cm">
          <text:p text:style-name="P3">push_front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7.5cm" svg:y="2.5cm">
          <text:p text:style-name="P3">pop_front</text:p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48" draw:text-style-name="P10" draw:layer="measurelines" svg:x1="15.5cm" svg:y1="9.5cm" svg:x2="14.5cm" svg:y2="9.5cm">
          <text:p/>
        </draw:measure>
        <draw:custom-shape draw:style-name="gr44" draw:text-style-name="P3" draw:layer="layout" svg:width="1cm" svg:height="1cm" svg:x="13cm" svg:y="12cm">
          <text:p text:style-name="P3">pop_back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6.1cm" svg:y="12cm">
          <text:p text:style-name="P3">push_back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47" draw:layer="layout" svg:width="1cm" svg:height="1cm" svg:x="4cm" svg:y="15.5cm">
          <text:p text:style-name="P2">pos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8" draw:layer="layout" svg:width="1cm" svg:height="1cm" svg:x="5cm" svg:y="15.5cm">
          <text:p text:style-name="P3">fir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49" draw:layer="layout" svg:width="1cm" svg:height="1cm" svg:x="6cm" svg:y="15.5cm">
          <text:p text:style-name="P3">la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51" draw:layer="layout" svg:width="1cm" svg:height="1cm" svg:x="3cm" svg:y="15.5cm">
          <text:p text:style-name="P3">map</text:p>
          <draw:enhanced-geometry svg:viewBox="0 0 21600 21600" draw:type="rectangle" draw:enhanced-path="M 0 0 L 21600 0 21600 21600 0 21600 0 0 Z N"/>
        </draw:custom-shape>
        <draw:custom-shape draw:style-name="gr8" draw:text-style-name="P2" draw:id="id253" draw:layer="layout" svg:width="1cm" svg:height="1cm" svg:x="11cm" svg:y="26cm">
          <text:p text:style-name="P2">pos</text:p>
          <draw:enhanced-geometry svg:viewBox="0 0 21600 21600" draw:type="rectangle" draw:enhanced-path="M 0 0 L 21600 0 21600 21600 0 21600 0 0 Z N"/>
        </draw:custom-shape>
        <draw:custom-shape draw:style-name="gr8" draw:text-style-name="P3" draw:id="id255" draw:layer="layout" svg:width="1cm" svg:height="1cm" svg:x="12cm" svg:y="26cm">
          <text:p text:style-name="P3">fir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56" draw:layer="layout" svg:width="1cm" svg:height="1cm" svg:x="13cm" svg:y="26cm">
          <text:p text:style-name="P3">last</text:p>
          <draw:enhanced-geometry svg:viewBox="0 0 21600 21600" draw:type="rectangle" draw:enhanced-path="M 0 0 L 21600 0 21600 21600 0 21600 0 0 Z N"/>
        </draw:custom-shape>
        <draw:custom-shape draw:style-name="gr43" draw:text-style-name="P3" draw:id="id252" draw:layer="layout" svg:width="1cm" svg:height="1cm" svg:x="10cm" svg:y="26cm">
          <text:p text:style-name="P3">map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49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5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6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4" draw:text-style-name="P3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6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0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0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0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4" draw:text-style-name="P3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6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1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5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5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4" draw:text-style-name="P3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1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1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1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bo </meta:initial-creator>
    <meta:creation-date>2010-10-01T21:47:02</meta:creation-date>
    <dc:date>2010-12-21T17:13:44.92</dc:date>
    <dc:creator>Wang Bo</dc:creator>
    <meta:editing-duration>PT16H15M00S</meta:editing-duration>
    <meta:editing-cycles>38</meta:editing-cycles>
    <meta:generator>OpenOffice.org/3.2$Win32 OpenOffice.org_project/320m18$Build-9502</meta:generator>
    <meta:document-statistic meta:object-count="962"/>
  </office:meta>
</office:document-meta>
</file>